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8c7" officeooo:paragraph-rsid="0010a8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rovost.dev</text:p>
      <text:p text:style-name="P1"/>
      <text:p text:style-name="P1">username</text:p>
      <text:p text:style-name="P1">provost</text:p>
      <text:p text:style-name="Standard"/>
      <text:p text:style-name="P1">Password</text:p>
      <text:p text:style-name="Standard">ihM5Iupak&amp;A+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1T14:50:46.540000000</meta:creation-date>
    <dc:date>2021-08-21T14:52:16.023000000</dc:date>
    <meta:editing-duration>PT1M30S</meta:editing-duration>
    <meta:editing-cycles>1</meta:editing-cycles>
    <meta:document-statistic meta:table-count="0" meta:image-count="0" meta:object-count="0" meta:page-count="1" meta:paragraph-count="5" meta:word-count="5" meta:character-count="46" meta:non-whitespace-character-count="46"/>
    <meta:generator>LibreOffice/6.3.0.4$Windows_X86_64 LibreOffice_project/057fc023c990d676a43019934386b85b21a9ee99</meta:generator>
  </office:meta>
</office:document-meta>
</file>